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Sub-zone</text:p>
          </table:table-cell>
          <table:table-cell table:style-name="ce1" office:value-type="string" calcext:value-type="string">
            <text:p>PDF_Calendar</text:p>
          </table:table-cell>
        </table:table-row>
        <table:table-row table:style-name="ro1">
          <table:table-cell office:value-type="string" calcext:value-type="string">
            <text:p>City-Monday-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ttp://peelregion.ca/waste-scripts/when-does-it-go/pdf/2019/Brampton-Mississauga-Monday-A.pdf</text:p>
          </table:table-cell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://peelregion.ca/waste-scripts/when-does-it-go/pdf/2019/Brampton-Mississauga-Monday-B" xlink:type="simple">http://peelregion.ca/waste-scripts/when-does-it-go/pdf/2019/Brampton-Mississauga-Monday-B</text:a>.pdf</text:p>
          </table:table-cell>
        </table:table-row>
        <table:table-row table:style-name="ro1">
          <table:table-cell office:value-type="string" calcext:value-type="string">
            <text:p>City-Tuesday-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://peelregion.ca/waste-scripts/when-does-it-go/pdf/2019/Brampton-Mississauga-Tuesday" xlink:type="simple">http://peelregion.ca/waste-scripts/when-does-it-go/pdf/2019/Brampton-Mississauga-Tuesday</text:a>-A.pdf</text:p>
          </table:table-cell>
        </table:table-row>
        <table:table-row table:style-name="ro1">
          <table:table-cell office:value-type="string" calcext:value-type="string">
            <text:p>City-Tuesday-B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://peelregion.ca/waste-scripts/when-does-it-go/pdf/2019/Brampton-Mississauga-Tuesday-B" xlink:type="simple">http://peelregion.ca/waste-scripts/when-does-it-go/pdf/2019/Brampton-Mississauga-Tuesday-B</text:a>.pdf</text:p>
          </table:table-cell>
        </table:table-row>
        <table:table-row table:style-name="ro1">
          <table:table-cell office:value-type="string" calcext:value-type="string">
            <text:p>City-Wednesday-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://peelregion.ca/waste-scripts/when-does-it-go/pdf/2019/Brampton-Mississauga-Wednesday-" xlink:type="simple">http://peelregion.ca/waste-scripts/when-does-it-go/pdf/2019/Brampton-Mississauga-Wednesday-</text:a>A.pdf</text:p>
          </table:table-cell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://peelregion.ca/waste-scripts/when-does-it-go/pdf/2019/Brampton-Mississauga-Wednesday-B" xlink:type="simple">http://peelregion.ca/waste-scripts/when-does-it-go/pdf/2019/Brampton-Mississauga-Wednesday-B</text:a>.pdf</text:p>
          </table:table-cell>
        </table:table-row>
        <table:table-row table:style-name="ro1">
          <table:table-cell office:value-type="string" calcext:value-type="string">
            <text:p>City-Thursday-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://peelregion.ca/waste-scripts/when-does-it-go/pdf/2019/Brampton-Mississauga-Thursday-A" xlink:type="simple">http://peelregion.ca/waste-scripts/when-does-it-go/pdf/2019/Brampton-Mississauga-Thursday-A</text:a>.pdf</text:p>
          </table:table-cell>
        </table:table-row>
        <table:table-row table:style-name="ro1">
          <table:table-cell office:value-type="string" calcext:value-type="string">
            <text:p>City-Thursday-B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://peelregion.ca/waste-scripts/when-does-it-go/pdf/2019/Brampton-Mississauga-Thursday-B" xlink:type="simple">http://peelregion.ca/waste-scripts/when-does-it-go/pdf/2019/Brampton-Mississauga-Thursday-B</text:a>.pdf</text:p>
          </table:table-cell>
        </table:table-row>
        <table:table-row table:style-name="ro1">
          <table:table-cell office:value-type="string" calcext:value-type="string">
            <text:p>Cal-Urb-Monday-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ttp://peelregion.ca/waste-scripts/when-does-it-go/pdf/2019/Caledon-Urban-Monday-A.pdf</text:p>
          </table:table-cell>
        </table:table-row>
        <table:table-row table:style-name="ro1">
          <table:table-cell office:value-type="string" calcext:value-type="string">
            <text:p>Cal-Urb-Monday-B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peelregion.ca/waste-scripts/when-does-it-go/pdf/2019/Caledon-Urban-Monday-B.pdf</text:p>
          </table:table-cell>
        </table:table-row>
        <table:table-row table:style-name="ro1">
          <table:table-cell office:value-type="string" calcext:value-type="string">
            <text:p>Cal-Urb-Tuesday-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ttp://peelregion.ca/waste-scripts/when-does-it-go/pdf/2019/Caledon-Urban-Tuesday-A.pdf</text:p>
          </table:table-cell>
        </table:table-row>
        <table:table-row table:style-name="ro1">
          <table:table-cell office:value-type="string" calcext:value-type="string">
            <text:p>Cal-Urb-Tuesday-B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peelregion.ca/waste-scripts/when-does-it-go/pdf/2019/Caledon-Urban-Tuesday-B.pdf</text:p>
          </table:table-cell>
        </table:table-row>
        <table:table-row table:style-name="ro1">
          <table:table-cell office:value-type="string" calcext:value-type="string">
            <text:p>Cal-Rural-Monday-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ttp://peelregion.ca/waste-scripts/when-does-it-go/pdf/2019/Caledon-Rural-Monday-Cart-A.pdf</text:p>
          </table:table-cell>
        </table:table-row>
        <table:table-row table:style-name="ro1">
          <table:table-cell office:value-type="string" calcext:value-type="string">
            <text:p>Cal-Rural-Monday-B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peelregion.ca/waste-scripts/when-does-it-go/pdf/2019/Caledon-Rural-Monday-Cart-B.pdf</text:p>
          </table:table-cell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ttp://peelregion.ca/waste-scripts/when-does-it-go/pdf/2019/Caledon-Rural-Tuesday-Cart-A.pdf</text:p>
          </table:table-cell>
        </table:table-row>
        <table:table-row table:style-name="ro1">
          <table:table-cell office:value-type="string" calcext:value-type="string">
            <text:p>Cal-Rural-Tuesday-B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peelregion.ca/waste-scripts/when-does-it-go/pdf/2019/Caledon-Rural-Tuesday-Cart-B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1:33:00.613629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0:00:36.517359325</meta:creation-date>
    <dc:date>2019-03-15T22:00:46.075058145</dc:date>
    <meta:editing-duration>PT31M18S</meta:editing-duration>
    <meta:editing-cycles>3</meta:editing-cycles>
    <meta:generator>LibreOffice/6.1.5.2$Linux_X86_64 LibreOffice_project/10$Build-2</meta:generator>
    <meta:document-statistic meta:table-count="1" meta:cell-count="68" meta:object-count="0"/>
  </office:meta>
</office:document-meta>
</file>